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Wavelength</text:p>
          </table:table-cell>
        </table:table-row>
        <table:table-row table:style-name="ro1">
          <table:table-cell office:value-type="float" office:value="579.05" calcext:value-type="float">
            <text:p>579.0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79.05" calcext:value-type="float">
            <text:p>579.0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79.05" calcext:value-type="float">
            <text:p>579.05</text:p>
          </table:table-cell>
          <table:table-cell office:value-type="float" office:value="369.5" calcext:value-type="float">
            <text:p>369.5</text:p>
          </table:table-cell>
        </table:table-row>
        <table:table-row table:style-name="ro1">
          <table:table-cell office:value-type="float" office:value="576.96" calcext:value-type="float">
            <text:p>576.96</text:p>
          </table:table-cell>
          <table:table-cell office:value-type="float" office:value="377.5" calcext:value-type="float">
            <text:p>377.5</text:p>
          </table:table-cell>
        </table:table-row>
        <table:table-row table:style-name="ro1">
          <table:table-cell office:value-type="float" office:value="576.96" calcext:value-type="float">
            <text:p>576.96</text:p>
          </table:table-cell>
          <table:table-cell office:value-type="float" office:value="376.5" calcext:value-type="float">
            <text:p>376.5</text:p>
          </table:table-cell>
        </table:table-row>
        <table:table-row table:style-name="ro1">
          <table:table-cell office:value-type="float" office:value="576.96" calcext:value-type="float">
            <text:p>576.9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46.07" calcext:value-type="float">
            <text:p>546.07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float" office:value="546.07" calcext:value-type="float">
            <text:p>546.07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float" office:value="546.07" calcext:value-type="float">
            <text:p>546.0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546.07" calcext:value-type="float">
            <text:p>546.0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91.6" calcext:value-type="float">
            <text:p>491.6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91.6" calcext:value-type="float">
            <text:p>491.6</text:p>
          </table:table-cell>
          <table:table-cell office:value-type="float" office:value="686.5" calcext:value-type="float">
            <text:p>686.5</text:p>
          </table:table-cell>
        </table:table-row>
        <table:table-row table:style-name="ro1">
          <table:table-cell office:value-type="float" office:value="491.6" calcext:value-type="float">
            <text:p>491.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35.84" calcext:value-type="float">
            <text:p>435.8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35.84" calcext:value-type="float">
            <text:p>435.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35.84" calcext:value-type="float">
            <text:p>435.8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434.75" calcext:value-type="float">
            <text:p>434.75</text:p>
          </table:table-cell>
          <table:table-cell office:value-type="float" office:value="888.5" calcext:value-type="float">
            <text:p>888.5</text:p>
          </table:table-cell>
        </table:table-row>
        <table:table-row table:style-name="ro1">
          <table:table-cell office:value-type="float" office:value="433.92" calcext:value-type="float">
            <text:p>433.92</text:p>
          </table:table-cell>
          <table:table-cell office:value-type="float" office:value="891.5" calcext:value-type="float">
            <text:p>891.5</text:p>
          </table:table-cell>
        </table:table-row>
        <table:table-row table:style-name="ro1">
          <table:table-cell office:value-type="float" office:value="407.78" calcext:value-type="float">
            <text:p>407.7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07.78" calcext:value-type="float">
            <text:p>407.7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04.66" calcext:value-type="float">
            <text:p>404.66</text:p>
          </table:table-cell>
          <table:table-cell office:value-type="float" office:value="999.5" calcext:value-type="float">
            <text:p>999.5</text:p>
          </table:table-cell>
        </table:table-row>
        <table:table-row table:style-name="ro1">
          <table:table-cell office:value-type="float" office:value="404.66" calcext:value-type="float">
            <text:p>404.66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404.66" calcext:value-type="float">
            <text:p>404.66</text:p>
          </table:table-cell>
          <table:table-cell office:value-type="float" office:value="995.5" calcext:value-type="float">
            <text:p>995.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 Setting</text:p>
          </table:table-cell>
          <table:table-cell office:value-type="string" calcext:value-type="string">
            <text:p>Stopping Volta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07" calcext:value-type="float">
            <text:p>1.307</text:p>
          </table:table-cell>
        </table:table-row>
        <table:table-row table:style-name="ro1">
          <table:table-cell table:formula="of:=[.A2]-25" office:value-type="float" office:value="975" calcext:value-type="float">
            <text:p>975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 table:formula="of:=[.A3]-25" office:value-type="float" office:value="950" calcext:value-type="float">
            <text:p>950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table:formula="of:=[.A4]-25" office:value-type="float" office:value="925" calcext:value-type="float">
            <text:p>92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table:formula="of:=[.A5]-25" office:value-type="float" office:value="900" calcext:value-type="float">
            <text:p>900</text:p>
          </table:table-cell>
          <table:table-cell office:value-type="float" office:value="1.187" calcext:value-type="float">
            <text:p>1.187</text:p>
          </table:table-cell>
        </table:table-row>
        <table:table-row table:style-name="ro1">
          <table:table-cell table:formula="of:=[.A6]-25" office:value-type="float" office:value="875" calcext:value-type="float">
            <text:p>875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table:formula="of:=[.A7]-25" office:value-type="float" office:value="850" calcext:value-type="float">
            <text:p>850</text:p>
          </table:table-cell>
          <table:table-cell office:value-type="float" office:value="1.106" calcext:value-type="float">
            <text:p>1.106</text:p>
          </table:table-cell>
        </table:table-row>
        <table:table-row table:style-name="ro1">
          <table:table-cell table:formula="of:=[.A8]-25" office:value-type="float" office:value="825" calcext:value-type="float">
            <text:p>825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table:formula="of:=[.A9]-25" office:value-type="float" office:value="800" calcext:value-type="float">
            <text:p>800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table:formula="of:=[.A10]-25" office:value-type="float" office:value="775" calcext:value-type="float">
            <text:p>775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table:formula="of:=[.A11]-25" office:value-type="float" office:value="750" calcext:value-type="float">
            <text:p>75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table:formula="of:=[.A12]-25" office:value-type="float" office:value="725" calcext:value-type="float">
            <text:p>725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table:formula="of:=[.A13]-25" office:value-type="float" office:value="700" calcext:value-type="float">
            <text:p>700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table:formula="of:=[.A14]-25" office:value-type="float" office:value="675" calcext:value-type="float">
            <text:p>675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table:formula="of:=[.A15]-25" office:value-type="float" office:value="650" calcext:value-type="float">
            <text:p>650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table:formula="of:=[.A16]-25" office:value-type="float" office:value="625" calcext:value-type="float">
            <text:p>6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table:formula="of:=[.A17]-25" office:value-type="float" office:value="600" calcext:value-type="float">
            <text:p>60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formula="of:=[.A18]-25" office:value-type="float" office:value="575" calcext:value-type="float">
            <text:p>575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table:formula="of:=[.A19]-25" office:value-type="float" office:value="550" calcext:value-type="float">
            <text:p>550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table:formula="of:=[.A20]-25" office:value-type="float" office:value="525" calcext:value-type="float">
            <text:p>525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table:formula="of:=[.A21]-25" office:value-type="float" office:value="500" calcext:value-type="float">
            <text:p>500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table:formula="of:=[.A22]-25" office:value-type="float" office:value="475" calcext:value-type="float">
            <text:p>475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table:formula="of:=[.A23]-25" office:value-type="float" office:value="450" calcext:value-type="float">
            <text:p>450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table:formula="of:=[.A24]-25" office:value-type="float" office:value="425" calcext:value-type="float">
            <text:p>425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table:formula="of:=[.A25]-25" office:value-type="float" office:value="400" calcext:value-type="float">
            <text:p>400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table:formula="of:=[.A26]-25" office:value-type="float" office:value="375" calcext:value-type="float">
            <text:p>37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formula="of:=[.A27]-25" office:value-type="float" office:value="350" calcext:value-type="float">
            <text:p>350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table:formula="of:=[.A29]-50" office:value-type="float" office:value="950" calcext:value-type="float">
            <text:p>950</text:p>
          </table:table-cell>
          <table:table-cell office:value-type="float" office:value="1.264" calcext:value-type="float">
            <text:p>1.264</text:p>
          </table:table-cell>
        </table:table-row>
        <table:table-row table:style-name="ro1">
          <table:table-cell table:formula="of:=[.A30]-50" office:value-type="float" office:value="900" calcext:value-type="float">
            <text:p>900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table:formula="of:=[.A31]-50" office:value-type="float" office:value="850" calcext:value-type="float">
            <text:p>85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32]-50" office:value-type="float" office:value="800" calcext:value-type="float">
            <text:p>80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table:formula="of:=[.A33]-50" office:value-type="float" office:value="750" calcext:value-type="float">
            <text:p>750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table:formula="of:=[.A34]-50" office:value-type="float" office:value="700" calcext:value-type="float">
            <text:p>700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table:formula="of:=[.A35]-50" office:value-type="float" office:value="650" calcext:value-type="float">
            <text:p>650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table:formula="of:=[.A36]-50" office:value-type="float" office:value="600" calcext:value-type="float">
            <text:p>60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formula="of:=[.A37]-50" office:value-type="float" office:value="550" calcext:value-type="float">
            <text:p>55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table:formula="of:=[.A38]-50" office:value-type="float" office:value="500" calcext:value-type="float">
            <text:p>50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table:formula="of:=[.A39]-50" office:value-type="float" office:value="450" calcext:value-type="float">
            <text:p>450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table:formula="of:=[.A40]-50" office:value-type="float" office:value="400" calcext:value-type="float">
            <text:p>400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table:formula="of:=[.A41]-50" office:value-type="float" office:value="350" calcext:value-type="float">
            <text:p>350</text:p>
          </table:table-cell>
          <table:table-cell office:value-type="float" office:value="0.399" calcext:value-type="float">
            <text:p>0.399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 Setting</text:p>
          </table:table-cell>
          <table:table-cell office:value-type="string" calcext:value-type="string">
            <text:p>Stopping Volta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table:formula="of:=[.A2]-50" office:value-type="float" office:value="950" calcext:value-type="float">
            <text:p>950</text:p>
          </table:table-cell>
          <table:table-cell office:value-type="float" office:value="1.345" calcext:value-type="float">
            <text:p>1.345</text:p>
          </table:table-cell>
        </table:table-row>
        <table:table-row table:style-name="ro1">
          <table:table-cell table:formula="of:=[.A3]-50" office:value-type="float" office:value="900" calcext:value-type="float">
            <text:p>900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>
          <table:table-cell table:formula="of:=[.A4]-50" office:value-type="float" office:value="850" calcext:value-type="float">
            <text:p>850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 table:formula="of:=[.A5]-50" office:value-type="float" office:value="800" calcext:value-type="float">
            <text:p>800</text:p>
          </table:table-cell>
          <table:table-cell office:value-type="float" office:value="1.131" calcext:value-type="float">
            <text:p>1.131</text:p>
          </table:table-cell>
        </table:table-row>
        <table:table-row table:style-name="ro1">
          <table:table-cell table:formula="of:=[.A6]-50" office:value-type="float" office:value="750" calcext:value-type="float">
            <text:p>750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table:formula="of:=[.A7]-50" office:value-type="float" office:value="700" calcext:value-type="float">
            <text:p>700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table:formula="of:=[.A8]-50" office:value-type="float" office:value="650" calcext:value-type="float">
            <text:p>65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table:formula="of:=[.A9]-50" office:value-type="float" office:value="600" calcext:value-type="float">
            <text:p>60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formula="of:=[.A10]-50" office:value-type="float" office:value="550" calcext:value-type="float">
            <text:p>550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table:formula="of:=[.A11]-50" office:value-type="float" office:value="500" calcext:value-type="float">
            <text:p>500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table:formula="of:=[.A12]-50" office:value-type="float" office:value="450" calcext:value-type="float">
            <text:p>450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table:formula="of:=[.A13]-50" office:value-type="float" office:value="400" calcext:value-type="float">
            <text:p>400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table:formula="of:=[.A14]-50" office:value-type="float" office:value="350" calcext:value-type="float">
            <text:p>350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table:formula="of:=[.A16]+100" office:value-type="float" office:value="500" calcext:value-type="float">
            <text:p>500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table:formula="of:=[.A17]+100" office:value-type="float" office:value="600" calcext:value-type="float">
            <text:p>60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table:formula="of:=[.A18]+100" office:value-type="float" office:value="700" calcext:value-type="float">
            <text:p>700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table:formula="of:=[.A19]+100" office:value-type="float" office:value="800" calcext:value-type="float">
            <text:p>800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table:formula="of:=[.A20]+100" office:value-type="float" office:value="900" calcext:value-type="float">
            <text:p>900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table:formula="of:=[.A21]+100" office:value-type="float" office:value="1000" calcext:value-type="float">
            <text:p>1000</text:p>
          </table:table-cell>
          <table:table-cell office:value-type="float" office:value="1.283" calcext:value-type="float">
            <text:p>1.2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table:formula="of:=[.A23]-100" office:value-type="float" office:value="900" calcext:value-type="float">
            <text:p>900</text:p>
          </table:table-cell>
          <table:table-cell office:value-type="float" office:value="1.346" calcext:value-type="float">
            <text:p>1.346</text:p>
          </table:table-cell>
        </table:table-row>
        <table:table-row table:style-name="ro1">
          <table:table-cell table:formula="of:=[.A24]-100" office:value-type="float" office:value="800" calcext:value-type="float">
            <text:p>800</text:p>
          </table:table-cell>
          <table:table-cell office:value-type="float" office:value="1.147" calcext:value-type="float">
            <text:p>1.147</text:p>
          </table:table-cell>
        </table:table-row>
        <table:table-row table:style-name="ro1">
          <table:table-cell table:formula="of:=[.A25]-100" office:value-type="float" office:value="700" calcext:value-type="float">
            <text:p>700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table:formula="of:=[.A26]-100" office:value-type="float" office:value="600" calcext:value-type="float">
            <text:p>600</text:p>
          </table:table-cell>
          <table:table-cell office:value-type="float" office:value="0.887" calcext:value-type="float">
            <text:p>0.887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 Setting</text:p>
          </table:table-cell>
          <table:table-cell office:value-type="string" calcext:value-type="string">
            <text:p>Stopping Volta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 table:formula="of:=[.A2]-50" office:value-type="float" office:value="950" calcext:value-type="float">
            <text:p>950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table:formula="of:=[.A3]-50" office:value-type="float" office:value="900" calcext:value-type="float">
            <text:p>90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table:formula="of:=[.A4]-50" office:value-type="float" office:value="850" calcext:value-type="float">
            <text:p>850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table:formula="of:=[.A5]-50" office:value-type="float" office:value="800" calcext:value-type="float">
            <text:p>800</text:p>
          </table:table-cell>
          <table:table-cell office:value-type="float" office:value="1.147" calcext:value-type="float">
            <text:p>1.147</text:p>
          </table:table-cell>
        </table:table-row>
        <table:table-row table:style-name="ro1">
          <table:table-cell table:formula="of:=[.A6]-50" office:value-type="float" office:value="750" calcext:value-type="float">
            <text:p>750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table:formula="of:=[.A7]-50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]-50" office:value-type="float" office:value="650" calcext:value-type="float">
            <text:p>650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table:formula="of:=[.A9]-50" office:value-type="float" office:value="600" calcext:value-type="float">
            <text:p>600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table:formula="of:=[.A10]-50" office:value-type="float" office:value="550" calcext:value-type="float">
            <text:p>550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table:formula="of:=[.A11]-50" office:value-type="float" office:value="500" calcext:value-type="float">
            <text:p>500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table:formula="of:=[.A12]-50" office:value-type="float" office:value="450" calcext:value-type="float">
            <text:p>450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table:formula="of:=[.A13]-50" office:value-type="float" office:value="400" calcext:value-type="float">
            <text:p>400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table:formula="of:=[.A14]-50" office:value-type="float" office:value="350" calcext:value-type="float">
            <text:p>350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table:formula="of:=[.A17]+100" office:value-type="float" office:value="500" calcext:value-type="float">
            <text:p>500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table:formula="of:=[.A18]+100" office:value-type="float" office:value="600" calcext:value-type="float">
            <text:p>600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table:formula="of:=[.A19]+100" office:value-type="float" office:value="700" calcext:value-type="float">
            <text:p>700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table:formula="of:=[.A20]+100" office:value-type="float" office:value="800" calcext:value-type="float">
            <text:p>80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table:formula="of:=[.A21]+100" office:value-type="float" office:value="900" calcext:value-type="float">
            <text:p>900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>
          <table:table-cell table:formula="of:=[.A22]+100" office:value-type="float" office:value="1000" calcext:value-type="float">
            <text:p>1000</text:p>
          </table:table-cell>
          <table:table-cell office:value-type="float" office:value="1.511" calcext:value-type="float">
            <text:p>1.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2">00/00/0000</text:date>, <text:time style:data-style-name="N2" text:time-value="11:15:40.989835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3:33:18.430914370</meta:creation-date>
    <dc:date>2018-02-02T13:28:39.517480909</dc:date>
    <meta:editing-duration>PT13H36M5S</meta:editing-duration>
    <meta:editing-cycles>6</meta:editing-cycles>
    <meta:generator>LibreOffice/5.4.2.2$Linux_X86_64 LibreOffice_project/40m0$Build-2</meta:generator>
    <meta:document-statistic meta:table-count="4" meta:cell-count="232" meta:object-count="0"/>
  </office:meta>
</office:document-meta>
</file>